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BCA4AB80FD2211A1.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330000002645693452F0BA7C50C.png" manifest:media-type="image/png"/>
  <manifest:file-entry manifest:full-path="Pictures/100000010000001900000019FA97EF75C8265042.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C133583D5FDDD7A9.png" manifest:media-type="image/png"/>
  <manifest:file-entry manifest:full-path="Pictures/100000010000001900000019488DAFC7BA0718C6.png" manifest:media-type="image/png"/>
  <manifest:file-entry manifest:full-path="Pictures/100000010000001900000019D10E755DD73CE9C5.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思源黑體" svg:font-family="思源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3"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1"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488DAFC7BA0718C6.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D10E755DD73CE9C5.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C133583D5FDDD7A9.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CA4AB80FD2211A1.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FA97EF75C8265042.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D10E755DD73CE9C5.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1.073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思源黑體" svg:font-family="思源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TW"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693452F0BA7C50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4.1$Linux_X86_64 LibreOffice_project/27d75539669ac387bb498e35313b970b7fe9c4f9</meta:generator>
    <meta:creation-date>2021-12-28T21:16:14.929868824</meta:creation-date>
    <meta:editing-duration>P0D</meta:editing-duration>
    <meta:editing-cycles>1</meta:editing-cycles>
    <meta:document-statistic meta:object-count="333"/>
  </office:meta>
</office:document-meta>
</file>